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T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21" style:parent-style-name="Standard" style:family="paragraph">
      <style:paragraph-properties fo:line-height="150%"/>
    </style:style>
    <style:style style:name="T2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2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3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33" style:parent-style-name="Standard" style:family="paragraph">
      <style:paragraph-properties fo:text-align="justify" fo:line-height="150%"/>
    </style:style>
    <style:style style:name="T3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4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4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4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4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4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4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47" style:parent-style-name="Standard" style:family="paragraph">
      <style:paragraph-properties fo:text-align="justify" fo:line-height="150%"/>
    </style:style>
    <style:style style:name="T4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4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5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5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5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5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5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5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58" style:parent-style-name="Standard" style:family="paragraph">
      <style:paragraph-properties fo:text-align="justify" fo:line-height="150%"/>
    </style:style>
    <style:style style:name="T5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6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6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6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6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64" style:parent-style-name="Standard" style:family="paragraph">
      <style:paragraph-properties fo:text-align="justify" fo:line-height="150%"/>
    </style:style>
    <style:style style:name="T6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6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6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6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6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7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7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7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7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</office:automatic-styles>
  <office:body>
    <office:text text:use-soft-page-breaks="true">
      <text:p text:style-name="P1"><text:span text:style-name="T9">Aluno</text:span><text:span text:style-name="T10">: Thais Cardoso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Data:</text:span><text:span text:style-name="T19"><text:s/></text:span><text:span text:style-name="T20">17/10/2013</text:span></text:p>
      <text:p text:style-name="P21"><text:span text:style-name="T22">Fase/Iteração:</text:span><text:span text:style-name="T23"><text:s/>Iteração 1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Esforço Total:</text:span><text:span text:style-name="T31"><text:s/>10 horas</text:span></text:p>
      <text:p text:style-name="P32"/>
      <text:p text:style-name="P33"><text:span text:style-name="T34">Atividade:<text:s/></text:span><text:span text:style-name="T35">Inspeção do Documento de Requisitos</text:span><text:span text:style-name="T36"><text:s/></text:span><text:span text:style-name="T37"><text:tab/></text:span><text:span text:style-name="T38"><text:tab/></text:span><text:span text:style-name="T39"><text:tab/></text:span><text:span text:style-name="T40">Esforço: 4</text:span><text:span text:style-name="T41"><text:s/>horas</text:span></text:p>
      <text:p text:style-name="P42">Descrição: No dia 17/10/2013 foi realizado uma inspeção no documento de requisitos.<text:s/>Eu atuei como moderadora. O esforço foi proveniente da preparação anterior a reunião e a própria reunião. O Esforço relatado refere-se apenas as atividades realizadas por mim.<text:s/>Como conclusão da atividade foi aberto um ticket do tipo DEFEITO para correção do documento de requisistos.<text:tab/><text:tab/></text:p>
      <text:p text:style-name="P43">Produtos: Checklists do Moderador preenchidos</text:p>
      <text:p text:style-name="P44">Equipe: Thais, Ana, Marcos, Emerson, Lucas, Raul e Vinicius.</text:p>
      <text:p text:style-name="P45">Artefatos: <text:s/>RELPREV-022013-VER_Relatório_Sumário_da_Inpeção_Requisitos.pdf</text:p>
      <text:p text:style-name="P46"/>
      <text:p text:style-name="P47"><text:span text:style-name="T48">Atividade: Verificação do Plano de Gerência de Configuração</text:span><text:span text:style-name="T49"><text:tab/></text:span><text:span text:style-name="T50"><text:tab/></text:span><text:span text:style-name="T51">Esforço: 3<text:s/></text:span><text:span text:style-name="T52">horas</text:span></text:p>
      <text:p text:style-name="P53">Descrição:<text:s/>Foi verificado o plano de gerência de configuração. As observações foram reportadas a equipe de GCO.<text:s/>O esforço é proveniente do estudo preliminar que é necessário fazer para verificar o artefato e do tempo para verificar o artefato.<text:tab/></text:p>
      <text:p text:style-name="P54">Produtos:<text:s/>ticket #87</text:p>
      <text:p text:style-name="P55">Equipe: não se aplica</text:p>
      <text:p text:style-name="P56">Artefato: <text:s/>não se aplica</text:p>
      <text:p text:style-name="P57"/>
      <text:p text:style-name="P58"><text:span text:style-name="T59">Atividade: Verificação do Plano de Medição <text:s text:c="30"/></text:span><text:span text:style-name="T60"><text:tab/></text:span><text:span text:style-name="T61"><text:tab/></text:span><text:span text:style-name="T62">Esforço: 3</text:span><text:span text:style-name="T63"><text:s/>horas</text:span></text:p>
      <text:p text:style-name="P64"><text:span text:style-name="T65">Descrição:<text:s/></text:span><text:span text:style-name="T66">Foi verificado o plano de medição. As observações foram reportadas a equipe de MED</text:span><text:span text:style-name="T67"><text:tab/></text:span><text:span text:style-name="T68">.<text:s/></text:span><text:span text:style-name="T69">O esforço é proveniente do estudo preliminar que é necessário fazer para verificar o artefato e do tempo para verificar o artefato.</text:span></text:p>
      <text:p text:style-name="P70">Produtos: ticket #88</text:p>
      <text:p text:style-name="P71">Equipe: não se aplica</text:p>
      <text:soft-page-break/>
      <text:p text:style-name="P72">Artefato: <text:s/>não se aplica</text:p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6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LS1" style:display-name="LS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bottom="0in" fo:line-height="100%"/>
    </style:style>
    <style:style style:name="T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7" style:parent-style-name="Fonteparág.padrão" style:family="text">
      <style:text-properties style:font-name="Times New Roman" style:font-name-asian="Times New Roman" style:font-name-complex="Times New Roman"/>
    </style:style>
    <style:style style:name="P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Fábrica</text:span><text:span text:style-name="T4"><text:s/>de Software – Instituto de Informática – Universidade Federal de Goiás</text:span><text:span text:style-name="T5"><draw:frame draw:z-index="251661312" draw:style-name="a0" draw:name="figuras1" text:anchor-type="paragraph" svg:x="5.74016in" svg:y="0in" svg:width="0.88819in" svg:height="0.57835in" style:rel-width="scale" style:rel-height="scale"><draw:image xlink:href="media/image1.png" xlink:type="simple" xlink:show="embed" xlink:actuate="onLoad"/><svg:title/><svg:desc/></draw:frame></text:span></text:p>
        <text:p text:style-name="P6">RELPREV</text:p>
        <text:p text:style-name="Standard"><text:span text:style-name="T7">Relatório Individual</text:span></text:p>
        <text:p text:style-name="P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hais cardoso moura de souza</meta:initial-creator>
    <dc:creator>thais cardoso moura de souza</dc:creator>
    <meta:creation-date>2013-10-18T02:06:00Z</meta:creation-date>
    <dc:date>2013-10-18T03:00:00Z</dc:date>
    <meta:template xlink:href="Normal" xlink:type="simple"/>
    <meta:editing-cycles>3</meta:editing-cycles>
    <meta:editing-duration>PT3240S</meta:editing-duration>
    <meta:document-statistic meta:page-count="2" meta:paragraph-count="2" meta:word-count="234" meta:character-count="1499" meta:row-count="10" meta:non-whitespace-character-count="1267"/>
  </office:meta>
</office:document-meta>
</file>